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635cm" fo:margin-right="0cm" fo:line-height="115%" fo:text-indent="0cm" style:auto-text-indent="false" fo:break-before="auto" fo:break-after="auto" style:writing-mode="lr-tb"/>
    </style:style>
    <style:style style:name="P2" style:family="paragraph" style:parent-style-name="Standard">
      <style:paragraph-properties fo:margin-left="1.27cm" fo:margin-right="0cm" fo:line-height="115%" fo:text-indent="0cm" style:auto-text-indent="false" fo:break-before="auto" fo:break-after="auto" style:writing-mode="lr-tb"/>
    </style:style>
    <style:style style:name="P3" style:family="paragraph" style:parent-style-name="Heading_20_2">
      <style:paragraph-properties fo:line-height="115%" fo:break-before="auto" fo:break-after="auto" style:writing-mode="lr-tb"/>
      <style:text-properties fo:language="en" fo:country="US"/>
    </style:style>
    <style:style style:name="P4" style:family="paragraph" style:parent-style-name="Heading_20_1">
      <style:paragraph-properties fo:margin-top="0.847cm" fo:margin-bottom="0cm" loext:contextual-spacing="false" fo:line-height="115%" fo:break-before="auto" fo:break-after="auto" style:writing-mode="lr-tb"/>
      <style:text-properties fo:font-size="23pt" fo:language="en" fo:country="US" fo:font-weight="bold" style:font-size-asian="23pt" style:font-weight-asian="bold" style:font-size-complex="23pt" style:font-weight-complex="bold"/>
    </style:style>
    <style:style style:name="P5" style:family="paragraph" style:parent-style-name="Standard">
      <style:paragraph-properties fo:line-height="115%" style:writing-mode="lr-tb"/>
      <style:text-properties fo:language="en" fo:country="US"/>
    </style:style>
    <style:style style:name="P6" style:family="paragraph" style:parent-style-name="Standard">
      <style:paragraph-properties fo:line-height="115%" style:writing-mode="lr-tb"/>
      <style:text-properties fo:language="en" fo:country="US" officeooo:rsid="0012a5fc" officeooo:paragraph-rsid="00150c35"/>
    </style:style>
    <style:style style:name="P7" style:family="paragraph" style:parent-style-name="Standard">
      <style:paragraph-properties fo:line-height="115%" style:writing-mode="lr-tb"/>
      <style:text-properties fo:language="en" fo:country="US" officeooo:rsid="001397ba" officeooo:paragraph-rsid="001397ba"/>
    </style:style>
    <style:style style:name="P8" style:family="paragraph" style:parent-style-name="Standard">
      <style:paragraph-properties fo:line-height="115%" style:writing-mode="lr-tb"/>
      <style:text-properties fo:language="en" fo:country="US" officeooo:rsid="001659b7" officeooo:paragraph-rsid="001659b7"/>
    </style:style>
    <style:style style:name="P9" style:family="paragraph" style:parent-style-name="Standard">
      <style:paragraph-properties fo:line-height="115%" fo:break-before="auto" fo:break-after="auto" style:writing-mode="lr-tb"/>
      <style:text-properties fo:language="en" fo:country="US"/>
    </style:style>
    <style:style style:name="P10" style:family="paragraph" style:parent-style-name="Standard">
      <style:paragraph-properties fo:line-height="115%" fo:break-before="auto" fo:break-after="auto" style:writing-mode="lr-tb"/>
      <style:text-properties fo:language="en" fo:country="US" officeooo:rsid="000c1ea4" officeooo:paragraph-rsid="000c1ea4"/>
    </style:style>
    <style:style style:name="P11" style:family="paragraph" style:parent-style-name="Standard">
      <style:paragraph-properties fo:line-height="115%" fo:break-before="auto" fo:break-after="auto" style:writing-mode="lr-tb"/>
      <style:text-properties fo:font-size="23pt" fo:language="en" fo:country="US" fo:font-weight="bold" style:font-size-asian="23pt" style:font-weight-asian="bold" style:font-size-complex="23pt" style:font-weight-complex="bold"/>
    </style:style>
    <style:style style:name="P12" style:family="paragraph" style:parent-style-name="Standard" style:master-page-name="Standard">
      <style:paragraph-properties fo:line-height="115%" style:page-number="auto" fo:break-before="auto" fo:break-after="auto" style:writing-mode="lr-tb"/>
      <style:text-properties fo:language="en" fo:country="US"/>
    </style:style>
    <style:style style:name="T1" style:family="text">
      <style:text-properties fo:color="#1155cc" fo:language="en" fo:country="US" style:text-underline-style="solid" style:text-underline-width="auto" style:text-underline-color="font-color"/>
    </style:style>
    <style:style style:name="T2" style:family="text">
      <style:text-properties officeooo:rsid="000c1ea4"/>
    </style:style>
    <style:style style:name="T3" style:family="text">
      <style:text-properties officeooo:rsid="000c7e88"/>
    </style:style>
    <style:style style:name="T4" style:family="text">
      <style:text-properties officeooo:rsid="000f7f84"/>
    </style:style>
    <style:style style:name="T5" style:family="text">
      <style:text-properties officeooo:rsid="00110f21"/>
    </style:style>
    <style:style style:name="T6" style:family="text">
      <style:text-properties officeooo:rsid="001335a4"/>
    </style:style>
    <style:style style:name="T7" style:family="text">
      <style:text-properties officeooo:rsid="00159b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text:a xlink:type="simple" xlink:href="#h.yj7f9zsz80h2" text:style-name="Internet_20_link" text:visited-style-name="Visited_20_Internet_20_Link"><text:span text:style-name="T1">Functional</text:span></text:a></text:p>
      <text:p text:style-name="P2"><text:a xlink:type="simple" xlink:href="#h.dgclhrugmvaa" text:style-name="Internet_20_link" text:visited-style-name="Visited_20_Internet_20_Link"><text:span text:style-name="T1">Features</text:span></text:a></text:p>
      <text:p text:style-name="P2"><text:a xlink:type="simple" xlink:href="#h.osuc3g7ipuh" text:style-name="Internet_20_link" text:visited-style-name="Visited_20_Internet_20_Link"><text:span text:style-name="T1">Security</text:span></text:a></text:p>
      <text:p text:style-name="P1"><text:a xlink:type="simple" xlink:href="#h.c0rrg3jz3nlr" text:style-name="Internet_20_link" text:visited-style-name="Visited_20_Internet_20_Link"><text:span text:style-name="T1">Usability</text:span></text:a></text:p>
      <text:p text:style-name="P2"><text:a xlink:type="simple" xlink:href="#h.op5zp86cpeck" text:style-name="Internet_20_link" text:visited-style-name="Visited_20_Internet_20_Link">Human</text:a><text:a xlink:type="simple" xlink:href="#h.op5zp86cpeck" text:style-name="Internet_20_link" text:visited-style-name="Visited_20_Internet_20_Link"> </text:a><text:a xlink:type="simple" xlink:href="#h.op5zp86cpeck" text:style-name="Internet_20_link" text:visited-style-name="Visited_20_Internet_20_Link">Factors</text:a></text:p>
      <text:p text:style-name="P2"><text:a xlink:type="simple" xlink:href="#h.mgytownzlp8o" text:style-name="Internet_20_link" text:visited-style-name="Visited_20_Internet_20_Link"><text:span text:style-name="T1">Documentation</text:span></text:a></text:p>
      <text:p text:style-name="P2"><text:a xlink:type="simple" xlink:href="#h.tfgutfuzp2bv" text:style-name="Internet_20_link" text:visited-style-name="Visited_20_Internet_20_Link"><text:span text:style-name="T1">Help</text:span></text:a></text:p>
      <text:p text:style-name="P1"><text:a xlink:type="simple" xlink:href="#h.jey5a6cybqn" text:style-name="Internet_20_link" text:visited-style-name="Visited_20_Internet_20_Link"><text:span text:style-name="T1">Reliability</text:span></text:a></text:p>
      <text:p text:style-name="P2"><text:a xlink:type="simple" xlink:href="#h.53qrek5p2gqi" text:style-name="Internet_20_link" text:visited-style-name="Visited_20_Internet_20_Link">Frequency</text:a><text:a xlink:type="simple" xlink:href="#h.53qrek5p2gqi" text:style-name="Internet_20_link" text:visited-style-name="Visited_20_Internet_20_Link"> </text:a><text:a xlink:type="simple" xlink:href="#h.53qrek5p2gqi" text:style-name="Internet_20_link" text:visited-style-name="Visited_20_Internet_20_Link">of</text:a><text:a xlink:type="simple" xlink:href="#h.53qrek5p2gqi" text:style-name="Internet_20_link" text:visited-style-name="Visited_20_Internet_20_Link"> </text:a><text:a xlink:type="simple" xlink:href="#h.53qrek5p2gqi" text:style-name="Internet_20_link" text:visited-style-name="Visited_20_Internet_20_Link">failure</text:a></text:p>
      <text:p text:style-name="P2"><text:a xlink:type="simple" xlink:href="#h.8smt2i7zvy2y" text:style-name="Internet_20_link" text:visited-style-name="Visited_20_Internet_20_Link"><text:span text:style-name="T1">Recoverability</text:span></text:a></text:p>
      <text:p text:style-name="P2"><text:a xlink:type="simple" xlink:href="#h.mwiu3l1jfkh" text:style-name="Internet_20_link" text:visited-style-name="Visited_20_Internet_20_Link"><text:span text:style-name="T1">Predictability</text:span></text:a></text:p>
      <text:p text:style-name="P1"><text:a xlink:type="simple" xlink:href="#h.ns3j9i2qc6lq" text:style-name="Internet_20_link" text:visited-style-name="Visited_20_Internet_20_Link"><text:span text:style-name="T1">Performance</text:span></text:a></text:p>
      <text:p text:style-name="P2"><text:a xlink:type="simple" xlink:href="#h.44gecntzrxno" text:style-name="Internet_20_link" text:visited-style-name="Visited_20_Internet_20_Link">Response</text:a><text:a xlink:type="simple" xlink:href="#h.44gecntzrxno" text:style-name="Internet_20_link" text:visited-style-name="Visited_20_Internet_20_Link"> </text:a><text:a xlink:type="simple" xlink:href="#h.44gecntzrxno" text:style-name="Internet_20_link" text:visited-style-name="Visited_20_Internet_20_Link">time</text:a></text:p>
      <text:p text:style-name="P2"><text:a xlink:type="simple" xlink:href="#h.oe7765e79zo6" text:style-name="Internet_20_link" text:visited-style-name="Visited_20_Internet_20_Link">Resource</text:a><text:a xlink:type="simple" xlink:href="#h.oe7765e79zo6" text:style-name="Internet_20_link" text:visited-style-name="Visited_20_Internet_20_Link"> </text:a><text:a xlink:type="simple" xlink:href="#h.oe7765e79zo6" text:style-name="Internet_20_link" text:visited-style-name="Visited_20_Internet_20_Link">usage</text:a></text:p>
      <text:p text:style-name="P1"><text:a xlink:type="simple" xlink:href="#h.bhejy77s6icm" text:style-name="Internet_20_link" text:visited-style-name="Visited_20_Internet_20_Link"><text:span text:style-name="T1">Supportability</text:span></text:a></text:p>
      <text:p text:style-name="P1"><text:a xlink:type="simple" xlink:href="#h.b8x2s7t0q5e8" text:style-name="Internet_20_link" text:visited-style-name="Visited_20_Internet_20_Link"><text:span text:style-name="T1">Legal</text:span></text:a></text:p>
      <text:p text:style-name="P9"/>
      <text:p text:style-name="P9"><text:tab/> <text:tab/> <text:tab/> <text:tab/></text:p>
      <text:h text:style-name="P4" text:outline-level="10"><text:bookmark text:name="h.yj7f9zsz80h2"/>Functional</text:h>
      <text:h text:style-name="P3" text:outline-level="10"><text:bookmark text:name="h.dgclhrugmvaa"/>Features</text:h>
      <text:p text:style-name="P9">The program will be a standalone application that have the features to create certificates, certificate templates and courses attaching material, add course responsible and participants, send the certificates using an SMTP server. The material will be uploaded through FTP.</text:p>
      <text:p text:style-name="P9">Generation of certificate templates will use “Drag ‘n’ Drop” functionality to place placeholders.</text:p>
      <text:h text:style-name="P3" text:outline-level="10"><text:bookmark text:name="h.osuc3g7ipuh"/>Security</text:h>
      <text:p text:style-name="P9">The security have low priority since it mainly lies on server side and since it’s only trusted users that can do <text:span text:style-name="T5">any real damage to the system. The database is backed up so if it is needed it is recoverable.</text:span></text:p>
      <text:p text:style-name="P7">Regarding exploits, the database queries will be sanitised <text:span text:style-name="T7">and only current administrators can create other responsibles, and administrators, giving no privilege escalation.</text:span></text:p>
      <text:h text:style-name="P4" text:outline-level="10"><text:bookmark text:name="h.c0rrg3jz3nlr"/><text:soft-page-break/>Usability</text:h>
      <text:h text:style-name="P3" text:outline-level="10"><text:bookmark text:name="h.op5zp86cpeck"/>Human Factors</text:h>
      <text:p text:style-name="P9">No flashing colors or rapidly changing color schemes due to the users might have photosensitive epilepsy. <text:span text:style-name="T2">The user interface aims to be consistent and distinguish between database operations and the program's own interface.</text:span></text:p>
      <text:h text:style-name="P3" text:outline-level="10"><text:bookmark text:name="h.mgytownzlp8o"/>Documentation</text:h>
      <text:p text:style-name="P9">Documentation consists of code commenting when the source code is supplied and the use of the program itself is documented with a manual.</text:p>
      <text:p text:style-name="P9">A javadoc is also supplied with the source code.</text:p>
      <text:p text:style-name="P9"/>
      <text:p text:style-name="P9"/>
      <text:h text:style-name="P3" text:outline-level="10"><text:bookmark text:name="h.tfgutfuzp2bv"/>Help</text:h>
      <text:p text:style-name="P9">Error messages should be displayed in common <text:span text:style-name="T4">E</text:span>nglish and not messages like “error: 45”.</text:p>
      <text:p text:style-name="P9"/>
      <text:p text:style-name="P9">If incorrect information is entered the user should be made aware of it (such as “abc” where a number is required”</text:p>
      <text:p text:style-name="P11"/>
      <text:h text:style-name="P4" text:outline-level="10"><text:bookmark text:name="h.jey5a6cybqn"/>Reliability</text:h>
      <text:h text:style-name="P3" text:outline-level="10"><text:bookmark text:name="h.53qrek5p2gqi"/>Frequency of failure</text:h>
      <text:p text:style-name="P9">We expect the rate of failures will be low due to high error handling and few places that can go wrong. The failures that might take place would be loss of internet connection, missing settings file or permissions.</text:p>
      <text:h text:style-name="P3" text:outline-level="10"><text:bookmark text:name="h.8smt2i7zvy2y"/>Recoverability</text:h>
      <text:p text:style-name="P9">If the settings file is missing then it will be created with default values which then can be altered. If the user doesn’t have the appropriate file permissions the user need to contact their computer administrator to get these right, which should be in the user’s own home.</text:p>
      <text:p text:style-name="P9">If the internet connection is lost, then a reconnection will solve the problem.</text:p>
      <text:p text:style-name="P8">Corruption in the database will be recovered by backing up the database frequently so not all will be lost, but only changes since last backup.</text:p>
      <text:h text:style-name="P3" text:outline-level="10"><text:bookmark text:name="h.mwiu3l1jfkh"/><text:soft-page-break/>Predictability</text:h>
      <text:p text:style-name="P9">Usually it isn’t predictable when the user might or might not have access to the internet.</text:p>
      <text:p text:style-name="P9">Altering the file permissions or deleting the settings file is extremely unpredictable and normally never happens.</text:p>
      <text:h text:style-name="P4" text:outline-level="10"><text:bookmark text:name="h.ns3j9i2qc6lq"/>Performance</text:h>
      <text:h text:style-name="P3" text:outline-level="10"><text:bookmark text:name="h.44gecntzrxno"/>Response time</text:h>
      <text:p text:style-name="P9">If the program has to wait for a response from an external source, then there is a timeout when the program has waited for X seconds.</text:p>
      <text:p text:style-name="P9"/>
      <text:p text:style-name="P9"/>
      <text:p text:style-name="P9">Showing new views is instant (as fast as the computer can handle), however if data from an external source should be displayed in the view, then the program waits for the data before displaying the new view. A message or “loading screen” is displayed in the meantime.</text:p>
      <text:p text:style-name="P9"/>
      <text:h text:style-name="P3" text:outline-level="10"><text:bookmark text:name="h.oe7765e79zo6"/>Resource usage</text:h>
      <text:p text:style-name="P9">The programs resource usage is of a basic program using javafx running in java virtual machine. The program will not perform any actions if the user is idle.</text:p>
      <text:p text:style-name="P5"/>
      <text:p text:style-name="P6">It will be scalable because there are n<text:span text:style-name="T6">o computations. For creating courses, participants and responsibles will be independent of how many of them there are in the database.</text:span></text:p>
      <text:p text:style-name="P6"><text:span text:style-name="T6">Viewing the rows will be dependent on the amount of rows but is optimised in the database.</text:span></text:p>
      <text:h text:style-name="P4" text:outline-level="10"><text:bookmark text:name="h.bhejy77s6icm"/>Supportability</text:h>
      <text:p text:style-name="P9">Swappable language file is integrated if there is enough time to do that.</text:p>
      <text:h text:style-name="P4" text:outline-level="10"><text:bookmark text:name="h.b8x2s7t0q5e8"/>Legal</text:h>
      <text:p text:style-name="P10">Neither the participants' nor the course responsibles' CPR number is stored, which means that Danish law about storing <text:span text:style-name="T3">data that can identify the physical person.</text:span></text:p>
      <text:p text:style-name="P5">The module for using FTP is licensed under the Apac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_64 LibreOffice_project/55b006a02d247b5f7215fc6ea0fde844b30035b3</meta:generator>
    <dc:title/>
    <meta:initial-creator/>
    <meta:editing-cycles>14</meta:editing-cycles>
    <dc:date>2016-05-04T20:42:31.480000000</dc:date>
    <meta:editing-duration>PT2H40M41S</meta:editing-duration>
    <meta:document-statistic meta:table-count="0" meta:image-count="0" meta:object-count="0" meta:page-count="3" meta:paragraph-count="56" meta:word-count="607" meta:character-count="3759" meta:non-whitespace-character-count="3200"/>
  </office:meta>
</office:document-meta>
</file>